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9.81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8.939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MailBox_Guard_Bo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fr. Par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Remarque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,C2,C4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159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,C9,C1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295972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UI_UJC-HP-3-SMT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JC-HP-3-SMT-TR</text:p>
          </table:table-cell>
          <table:table-cell office:value-type="string" calcext:value-type="string">
            <text:p>U262-061N-4BVC11</text:p>
          </table:table-cell>
          <table:table-cell office:value-type="string" calcext:value-type="string">
            <text:p>C276461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3,Q2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O3401A</text:p>
          </table:table-cell>
          <table:table-cell office:value-type="string" calcext:value-type="string">
            <text:p>C30686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,D3,D1,D2</text:p>
          </table:table-cell>
          <table:table-cell office:value-type="string" calcext:value-type="string">
            <text:p>D_SOD-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C292102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OP-8-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4056</text:p>
          </table:table-cell>
          <table:table-cell office:value-type="string" calcext:value-type="string">
            <text:p>C72579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C2052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25803</text:p>
          </table:table-cell>
          <table:table-cell table:number-columns-repeated="1637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_1206_3216Metr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uF</text:p>
          </table:table-cell>
          <table:table-cell table:style-name="ce1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C4184</text:p>
          </table:table-cell>
          <table:table-cell table:number-columns-repeated="1637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6,C7,C8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1uF</text:p>
          </table:table-cell>
          <table:table-cell table:style-name="ce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2,R1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QFN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1616</text:p>
          </table:table-cell>
          <table:table-cell office:value-type="string" calcext:value-type="string">
            <text:p>ATTINY1616-MFR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_0.1%</text:p>
          </table:table-cell>
          <table:table-cell table:number-columns-repeated="1637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16,R15,R9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K</text:p>
          </table:table-cell>
          <table:table-cell table:style-name="ce1"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T7530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T7530S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3839G33DBZR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S312-NE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312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number-columns-repeated="163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3,R14,R4,R1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K</text:p>
          </table:table-cell>
          <table:table-cell table:style-name="ce1" table:number-columns-repeated="1637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_0.1%</text:p>
          </table:table-cell>
          <table:table-cell table:number-columns-repeated="163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i-Thinker-Ra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-Thinker-Ra-01 433Mhz or Ra-01H 868/915Mhz</text:p>
          </table:table-cell>
          <table:table-cell office:value-type="string" calcext:value-type="string">
            <text:p>Ra-01 or Ra-01H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X3819M5-L-3-3</text:p>
          </table:table-cell>
          <table:table-cell office:value-type="string" calcext:value-type="string">
            <text:p>SPX3819M5-L-3-3/TR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T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_Li_Ion_14500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_PH_S2B-PH-SM4-TB_1x02-1MP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SM4-TB_LF__SN_ <text:s/>"Li-Po Battery Connector"</text:p>
          </table:table-cell>
          <table:table-cell office:value-type="string" calcext:value-type="string">
            <text:p>S2B-PH-SM4-TB(LF)(SN)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snel lens for AS312</text:p>
          </table:table-cell>
          <table:table-cell table:number-columns-repeated="1637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33/868/915Mhz Spring Antenna90d</text:p>
          </table:table-cell>
          <table:table-cell table:number-columns-repeated="1637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YOUNG MY-AA-04 AA Battery Holder</text:p>
          </table:table-cell>
          <table:table-cell office:value-type="string" calcext:value-type="string">
            <text:p>MY-AA-04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3T21:06:08.247837340</dc:date>
    <meta:editing-duration>PT1H49M13S</meta:editing-duration>
    <meta:editing-cycles>1</meta:editing-cycles>
    <meta:document-statistic meta:table-count="1" meta:cell-count="181" meta:object-count="0"/>
    <meta:generator>LibreOffice/7.5.3.2$MacOSX_AARCH64 LibreOffice_project/9f56dff12ba03b9acd7730a5a481eea045e468f3</meta:generator>
  </office:meta>
</office:document-meta>
</file>